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319D1332304A12891E8.jpg" manifest:media-type="image/jpeg"/>
  <manifest:file-entry manifest:full-path="Pictures/1000000000000421000003192C529E3C6725A43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fo:min-height="3.506cm"/>
      <style:paragraph-properties style:writing-mode="lr-tb"/>
    </style:style>
    <style:style style:name="pr5" style:family="presentation" style:parent-style-name="Nature_5f_Illustration1-outline1">
      <style:graphic-properties fo:min-height="13.236cm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text-underline-style="none"/>
    </style:style>
    <style:style style:name="P4" style:family="paragraph">
      <loext:graphic-properties draw:fill-color="#ffffff"/>
    </style:style>
    <style:style style:name="T1" style:family="text">
      <style:text-properties style:text-underline-style="none"/>
    </style:style>
    <style:style style:name="T2" style:family="text">
      <style:text-properties fo:font-size="32pt" fo:font-style="italic" style:text-underline-style="none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799cm" svg:height="4.963cm" svg:x="0.8cm" svg:y="4.8cm" presentation:class="title" presentation:user-transformed="true">
          <draw:text-box>
            <text:p>Taller de programación en Reciclanet</text:p>
          </draw:text-box>
        </draw:frame>
        <draw:frame presentation:style-name="pr2" draw:text-style-name="P2" draw:layer="layout" svg:width="14.399cm" svg:height="2.693cm" svg:x="11.201cm" svg:y="10.707cm" presentation:class="subtitle">
          <draw:text-box>
            <text:p>Néstor Amigo Cair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Metodología</text:p>
          </draw:text-box>
        </draw:frame>
        <draw:frame presentation:style-name="pr5" draw:text-style-name="P3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1">Leer código</text:span></text:p>
              </text:list-item>
              <text:list-item>
                <text:p><text:span text:style-name="T1">Lenguaje neutro</text:span></text:p>
              </text:list-item>
              <text:list-item>
                <text:p><text:span text:style-name="T1">Enfoque problema-solución</text:span></text:p>
              </text:list-item>
              <text:list-item>
                <text:p><text:span text:style-name="T1">Esta presentación + texto</text:span></text:p>
              </text:list-item>
              <text:list-item>
                <text:p><text:span text:style-name="T1">Programación práctica, real</text:span></text:p>
              </text:list-item>
              <text:list-item>
                <text:p><text:span text:style-name="T1">Programar es divertido</text:span></text:p>
              </text:list-item>
              <text:list-item>
                <text:p><text:span text:style-name="T1">Evitar el chovinismo (</text:span><text:span text:style-name="T2">mi código es el mejor</text:span><text:span text:style-name="T1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námica del taller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Los aventajados ayudan a los rezagados</text:p>
              </text:list-item>
              <text:list-item>
                <text:p>El aprendizaje es horizontal</text:p>
              </text:list-item>
              <text:list-item>
                <text:p>El guía (Néstor) organiza el aprendizaje</text:p>
              </text:list-item>
              <text:list-item>
                <text:p>Es una enseñanza informal, no hay título</text:p>
              </text:list-item>
              <text:list-item>
                <text:p>Se trata de tener ganas y aprender lo máxi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El caso del software libre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Elegir las librerías adecuadas</text:p>
              </text:list-item>
              <text:list-item>
                <text:p>Lenguajes adecuados</text:p>
              </text:list-item>
              <text:list-item>
                <text:p>No reinventar la rueda</text:p>
              </text:list-item>
              <text:list-item>
                <text:p>Control de versiones</text:p>
              </text:list-item>
              <text:list-item>
                <text:p>Gestión de proyect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nguajes de programación</text:p>
          </draw:text-box>
        </draw:frame>
        <draw:frame presentation:style-name="pr5" draw:layer="layout" svg:width="12.2cm" svg:height="13.486cm" svg:x="1.4cm" svg:y="4.914cm" presentation:class="outline" presentation:user-transformed="true">
          <draw:text-box>
            <text:list text:style-name="L2">
              <text:list-item>
                <text:p>Bash</text:p>
              </text:list-item>
              <text:list-item>
                <text:p>C</text:p>
              </text:list-item>
              <text:list-item>
                <text:p>C++</text:p>
              </text:list-item>
              <text:list-item>
                <text:p>Python</text:p>
              </text:list-item>
              <text:list-item>
                <text:p>Java</text:p>
              </text:list-item>
              <text:list-item>
                <text:p>PHP</text:p>
              </text:list-item>
              <text:list-item>
                <text:p>JavaScript</text:p>
              </text:list-item>
            </text:list>
          </draw:text-box>
        </draw:frame>
        <draw:frame presentation:style-name="pr5" draw:layer="layout" svg:width="12.2cm" svg:height="13.486cm" svg:x="13.8cm" svg:y="4.914cm" presentation:class="outline" presentation:user-transformed="true">
          <draw:text-box>
            <text:list text:style-name="L2">
              <text:list-header>
                <text:p>Lenguajes peculiares</text:p>
              </text:list-header>
              <text:list-item>
                <text:p>Scratch</text:p>
              </text:list-item>
              <text:list-item>
                <text:p>Brainfu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idad del código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Código ofuscado</text:p>
              </text:list-item>
              <text:list-item>
                <text:p>Buenas prácticas</text:p>
                <text:list>
                  <text:list-item>
                    <text:p>Comentarios abundantes (incluso para nosotros)</text:p>
                  </text:list-item>
                  <text:list-item>
                    <text:p>Mejor hacerlo sencillo de le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Hechos curiosos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La media de errores de programación es en torno a uno cada tres líneas de códig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Compilar vs interpretar</text:p>
          </draw:text-box>
        </draw:frame>
        <draw:frame presentation:style-name="pr5" draw:text-style-name="P1" draw:layer="layout" svg:width="25.199cm" svg:height="13.4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“¡Hola, mundo!” en varios lenguajes</text:p>
          </draw:text-box>
        </draw:frame>
        <draw:frame presentation:style-name="pr5" draw:text-style-name="P1" draw:layer="layout" svg:width="25.199cm" svg:height="13.4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Programación procedimental</text:p>
          </draw:text-box>
        </draw:frame>
        <draw:frame presentation:style-name="pr5" draw:text-style-name="P1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Funcio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lementos de programación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Variables</text:p>
              </text:list-item>
              <text:list-item>
                <text:p>Funciones</text:p>
              </text:list-item>
              <text:list-item>
                <text:p>Macros</text:p>
              </text:list-item>
              <text:list-item>
                <text:p>Comentarios</text:p>
              </text:list-item>
              <text:list-item>
                <text:p>Clases</text:p>
              </text:list-item>
              <text:list-item>
                <text:p>Sentencias de contro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so de programación 1</text:p>
          </draw:text-box>
        </draw:frame>
        <draw:frame presentation:style-name="pr5" draw:layer="layout" svg:width="25.199cm" svg:height="13.486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Programación Orientada a Objetos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 text:style-name="P1">Objetos (clas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Herramientas de programación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Make, Qmake, Cmake…</text:p>
              </text:list-item>
              <text:list-item>
                <text:p>gcc, g++, python…</text:p>
              </text:list-item>
              <text:list-item>
                <text:p>Makefile</text:p>
              </text:list-item>
              <text:list-item>
                <text:p>Git</text:p>
              </text:list-item>
              <text:list-item>
                <text:p>Ayuda (pedir/ofrecer): mailing lists, IRC</text:p>
              </text:list-item>
              <text:list-item>
                <text:p>Metodología: fork, tomar prestado código, añadir y podar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office:forms form:automatic-focus="false" form:apply-design-mode="false"/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3:10:49.058930923</meta:creation-date>
    <meta:editing-duration>PT2H21S</meta:editing-duration>
    <meta:editing-cycles>19</meta:editing-cycles>
    <meta:generator>LibreOffice/6.4.6.2$Linux_X86_64 LibreOffice_project/40$Build-2</meta:generator>
    <dc:title>Nature Illustration</dc:title>
    <dc:date>2021-03-25T15:59:50.030603137</dc:date>
    <meta:document-statistic meta:object-count="89"/>
  </office:meta>
</office:document-meta>
</file>